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810c" officeooo:paragraph-rsid="0014810c" style:font-size-asian="14pt" style:font-size-complex="14pt"/>
    </style:style>
    <style:style style:name="P2" style:family="paragraph" style:parent-style-name="Standard">
      <style:text-properties fo:font-size="14pt" officeooo:rsid="00167e1f" officeooo:paragraph-rsid="00167e1f" style:font-size-asian="14pt" style:font-size-complex="14pt"/>
    </style:style>
    <style:style style:name="P3" style:family="paragraph" style:parent-style-name="Standard">
      <style:text-properties fo:font-size="14pt" officeooo:rsid="00172459" officeooo:paragraph-rsid="00172459" style:font-size-asian="14pt" style:font-size-complex="14pt"/>
    </style:style>
    <style:style style:name="P4" style:family="paragraph" style:parent-style-name="Standard">
      <style:text-properties fo:font-size="14pt" officeooo:rsid="00180848" officeooo:paragraph-rsid="00180848" style:font-size-asian="14pt" style:font-size-complex="14pt"/>
    </style:style>
    <style:style style:name="P5" style:family="paragraph" style:parent-style-name="Standard">
      <style:text-properties fo:font-size="14pt" officeooo:rsid="00180848" officeooo:paragraph-rsid="0018dbdc" style:font-size-asian="14pt" style:font-size-complex="14pt"/>
    </style:style>
    <style:style style:name="P6" style:family="paragraph" style:parent-style-name="Standard">
      <style:text-properties fo:font-size="14pt" fo:font-style="normal" fo:font-weight="normal" officeooo:rsid="00180848" officeooo:paragraph-rsid="00172459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fo:font-weight="normal" officeooo:rsid="00180848" officeooo:paragraph-rsid="00180848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fo:font-weight="normal" officeooo:rsid="001c1a5e" officeooo:paragraph-rsid="001b5ae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fo:font-weight="normal" officeooo:rsid="001c6a7d" officeooo:paragraph-rsid="001c6a7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normal" officeooo:rsid="00242f49" officeooo:paragraph-rsid="00242f49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fo:font-weight="normal" officeooo:rsid="00242f49" officeooo:paragraph-rsid="0026ea7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normal" officeooo:rsid="0026ea7e" officeooo:paragraph-rsid="0026ea7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normal" officeooo:rsid="0029c1a4" officeooo:paragraph-rsid="0029c1a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fo:font-weight="bold" officeooo:rsid="00242f49" officeooo:paragraph-rsid="00242f4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242f49" officeooo:paragraph-rsid="0026ea7e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242f49" officeooo:paragraph-rsid="002bad73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242f49" officeooo:paragraph-rsid="002d8a63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29c1a4" officeooo:paragraph-rsid="0029c1a4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italic" fo:font-weight="normal" officeooo:rsid="0018dbdc" officeooo:paragraph-rsid="0018dbdc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4pt" fo:font-style="italic" fo:font-weight="normal" officeooo:rsid="0018dbdc" officeooo:paragraph-rsid="001b5ae4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text-properties fo:font-size="14pt" fo:font-style="italic" fo:font-weight="normal" officeooo:rsid="001b5ae4" officeooo:paragraph-rsid="001b5ae4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text-properties fo:font-size="14pt" fo:font-style="italic" fo:font-weight="normal" officeooo:rsid="001c1a5e" officeooo:paragraph-rsid="001c1a5e" style:font-size-asian="14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text-properties fo:font-size="14pt" fo:font-style="italic" fo:font-weight="normal" officeooo:rsid="001c6a7d" officeooo:paragraph-rsid="001c6a7d" style:font-size-asian="14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text-properties fo:font-size="14pt" fo:font-style="italic" fo:font-weight="normal" officeooo:rsid="001e20da" officeooo:paragraph-rsid="001e20da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text-properties fo:font-size="14pt" fo:font-style="italic" fo:font-weight="normal" officeooo:rsid="00242f49" officeooo:paragraph-rsid="00242f49" style:font-size-asian="14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text-properties fo:font-size="20pt" fo:font-weight="bold" officeooo:rsid="0014810c" officeooo:paragraph-rsid="0014810c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fo:font-weight="bold" officeooo:rsid="0014810c" officeooo:paragraph-rsid="00167e1f" style:font-size-asian="20pt" style:font-weight-asian="bold" style:font-size-complex="20pt" style:font-weight-complex="bold"/>
    </style:style>
    <style:style style:name="P28" style:family="paragraph" style:parent-style-name="Standard">
      <style:text-properties officeooo:paragraph-rsid="0034534a"/>
    </style:style>
    <style:style style:name="P29" style:family="paragraph" style:parent-style-name="Standard">
      <style:text-properties fo:font-size="14pt" fo:font-style="italic" fo:font-weight="normal" officeooo:rsid="001b5ae4" officeooo:paragraph-rsid="00383c94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e1f" style:font-weight-asian="bold" style:font-weight-complex="bold"/>
    </style:style>
    <style:style style:name="T3" style:family="text">
      <style:text-properties fo:font-weight="bold" officeooo:rsid="001b5ae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7e1f" style:font-weight-asian="normal" style:font-weight-complex="normal"/>
    </style:style>
    <style:style style:name="T6" style:family="text">
      <style:text-properties fo:font-weight="normal" officeooo:rsid="0026ea7e" style:font-weight-asian="normal" style:font-weight-complex="normal"/>
    </style:style>
    <style:style style:name="T7" style:family="text">
      <style:text-properties fo:font-weight="normal" officeooo:rsid="0029c1a4" style:font-weight-asian="normal" style:font-weight-complex="normal"/>
    </style:style>
    <style:style style:name="T8" style:family="text">
      <style:text-properties fo:font-weight="normal" officeooo:rsid="002d8a63" style:font-weight-asian="normal" style:font-weight-complex="normal"/>
    </style:style>
    <style:style style:name="T9" style:family="text">
      <style:text-properties fo:font-weight="normal" officeooo:rsid="002f0bbc" style:font-weight-asian="normal" style:font-weight-complex="normal"/>
    </style:style>
    <style:style style:name="T10" style:family="text">
      <style:text-properties fo:font-weight="normal" officeooo:rsid="0031b794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e1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6ea7e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9c1a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f0bb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31b79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3c4d3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8084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1b5ae4" style:font-style-asian="normal" style:font-weight-asian="bold" style:font-style-complex="normal" style:font-weight-complex="bold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b5ae4" style:font-style-asian="normal" style:font-style-complex="normal"/>
    </style:style>
    <style:style style:name="T25" style:family="text">
      <style:text-properties fo:font-style="normal" officeooo:rsid="001c1a5e" style:font-style-asian="normal" style:font-style-complex="normal"/>
    </style:style>
    <style:style style:name="T26" style:family="text">
      <style:text-properties fo:font-style="normal" officeooo:rsid="003648f7" style:font-style-asian="normal" style:font-style-complex="normal"/>
    </style:style>
    <style:style style:name="T27" style:family="text">
      <style:text-properties officeooo:rsid="001b5ae4"/>
    </style:style>
    <style:style style:name="T28" style:family="text">
      <style:text-properties officeooo:rsid="001c1a5e"/>
    </style:style>
    <style:style style:name="T29" style:family="text">
      <style:text-properties officeooo:rsid="0029c1a4"/>
    </style:style>
    <style:style style:name="T30" style:family="text">
      <style:text-properties fo:font-size="14pt" fo:font-style="normal" fo:font-weight="normal" officeooo:rsid="002f0bb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31b794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34534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bold" officeooo:rsid="002f0bbc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italic" fo:font-weight="normal" officeooo:rsid="0031b794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02f0bbc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officeooo:rsid="002f0bbc"/>
    </style:style>
    <style:style style:name="T37" style:family="text">
      <style:text-properties officeooo:rsid="003648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ác kí hiệu và biến môi trường cần nhớ: </text:p>
      <text:p text:style-name="P1"><text:span text:style-name="T1">. <text:s/></text:span><text:s text:c="24"/>: đường dẫn đến thư mục hiện hành</text:p>
      <text:p text:style-name="P1"><text:span text:style-name="T1">.. </text:span><text:tab/><text:tab/> <text:s text:c="6"/>: đường dẫn đến thư mục cha của thư mục hiện hành</text:p>
      <text:p text:style-name="P1"><text:span text:style-name="T1">$home </text:span><text:s text:c="15"/>: đường dẫn đến thư mục chủ của người dùng</text:p>
      <text:p text:style-name="P2"><text:span text:style-name="T1">~username <text:s text:c="2"/></text:span><text:s text:c="7"/>: đường dẫn đến thư mục chủ của username</text:p>
      <text:p text:style-name="P1"/>
      <text:p text:style-name="P27">Các lệnh cần nhớ: </text:p>
      <text:p text:style-name="P1">+ <text:span text:style-name="T1">cd </text:span><text:span text:style-name="T11">đường_dẫn</text:span> : chuyển đến thư mục ở đường dẫn</text:p>
      <text:p text:style-name="P1"><text:tab/><text:span text:style-name="T1">cd - </text:span><text:span text:style-name="T4">: quay trở lại thư mục gần nhất khác thư mục hiện tại <text:s/></text:span></text:p>
      <text:p text:style-name="P1">+ <text:span text:style-name="T1">pwd </text:span>: in ra đường dẫn đến thư mục hiện hành</text:p>
      <text:p text:style-name="P1">+ <text:span text:style-name="T1">ls </text:span><text:span text:style-name="T12">lựa_chọn</text:span></text:p>
      <text:p text:style-name="P1"><text:span text:style-name="T1"><text:tab/>ls -l </text:span><text:span text:style-name="T4">: liệt kê các thư mục và file trong thư mục hiện tại theo dạng các trường</text:span></text:p>
      <text:p text:style-name="P1">+ <text:span text:style-name="T2">cat </text:span><text:span text:style-name="T13">đường_dẫn</text:span><text:span text:style-name="T5"> : in nội dung file nằm ở đường dẫn ra màn hình</text:span></text:p>
      <text:p text:style-name="P2"><text:span text:style-name="T4">+ </text:span><text:span text:style-name="T1">more </text:span><text:span text:style-name="T12">đường_dẫn </text:span><text:span text:style-name="T19">: in nội dung file nằm ở đường dẫn ra màn hình từng chút một</text:span></text:p>
      <text:p text:style-name="P2"><text:span text:style-name="T19">+ </text:span><text:span text:style-name="T21">less </text:span><text:span text:style-name="T19">đường_dẫn : in nội dung file nằm ở đường dẫn ra màn hình từng chút một</text:span></text:p>
      <text:p text:style-name="P2"><text:span text:style-name="T19">+ </text:span><text:span text:style-name="T21">mkdir</text:span></text:p>
      <text:p text:style-name="P2"><text:span text:style-name="T21"><text:tab/>mkdir -m </text:span><text:span text:style-name="T12">quyền_ưu_tiên</text:span><text:span text:style-name="T19"> </text:span><text:span text:style-name="T12">tên_thư_mục</text:span><text:span text:style-name="T19"> :tạo thư mục mới tại thư mục hiện hành </text:span></text:p>
      <text:p text:style-name="P3"><text:span text:style-name="T19">+ </text:span><text:span text:style-name="T21">rmdir</text:span></text:p>
      <text:p text:style-name="P3"><text:span text:style-name="T21"><text:tab/>rmdir </text:span><text:span text:style-name="T12">tên_thư_mục: </text:span><text:span text:style-name="T19">xóa thư mục (rỗng) được chỉ định tại thư mục hiện hành</text:span></text:p>
      <text:p text:style-name="P3"><text:span text:style-name="T19">+ </text:span><text:span text:style-name="T21">cp </text:span></text:p>
      <text:p text:style-name="P3"><text:span text:style-name="T21"><text:tab/>cp </text:span><text:span text:style-name="T12">đường_dẫn_1 đường_dẫn_2 </text:span><text:span text:style-name="T19">: sao chép từ </text:span><text:span text:style-name="T12">đường_dẫn_1 sang <text:s/><text:tab/><text:tab/>đường_dẫn_2</text:span></text:p>
      <text:p text:style-name="P3"><text:span text:style-name="T12"><text:tab/><text:tab/>- </text:span><text:span text:style-name="T19">Nếu </text:span><text:span text:style-name="T12">đường_dẫn_1 </text:span><text:span text:style-name="T19">dẫn đến thư mục thì copy tất cả file và thư mục con <text:tab/><text:tab/>ở trong thư mục <text:s/></text:span><text:span text:style-name="T12">đường_dẫn_1</text:span></text:p>
      <text:p text:style-name="P3"><text:span text:style-name="T19"><text:tab/><text:tab/>- Nếu </text:span><text:span text:style-name="T12">đường_dẫn_1 </text:span><text:span text:style-name="T19">dẫn đến file thì copy file ở </text:span><text:span text:style-name="T12">đường_dẫn_1 </text:span></text:p>
      <text:p text:style-name="P3"><text:span text:style-name="T19"><text:tab/><text:tab/>- Nếu </text:span><text:span text:style-name="T12">đường_dẫn_2 </text:span><text:span text:style-name="T19">dẫn đến thư mục thì sao chép sang thư mục ở <text:tab/><text:tab/><text:tab/></text:span><text:span text:style-name="T12">đường_dẫn_2</text:span></text:p>
      <text:p text:style-name="P3"><text:span text:style-name="T12"><text:tab/><text:tab/>- </text:span><text:span text:style-name="T19">Nếu </text:span><text:span text:style-name="T12">đường_dẫn_2 </text:span><text:span text:style-name="T19">dẫn đến file thì sao chép sang file ở </text:span><text:span text:style-name="T12">đường_dẫn_2</text:span></text:p>
      <text:p text:style-name="P3"><text:span text:style-name="T12">+ </text:span><text:span text:style-name="T21">chmod</text:span><text:span text:style-name="T12"> xyz </text:span><text:span text:style-name="T19">: thay đổi quyền truy cập của xyz với x là người sỡ hữu, y là nhóm sở hữu , z là tất cả mọi người không phải x và y.</text:span></text:p>
      <text:p text:style-name="P3"><text:span text:style-name="T19"><text:tab/> <text:s text:c="4"/>quyền read có giá trị là </text:span><text:span text:style-name="T20">4</text:span></text:p>
      <text:p text:style-name="P6"><text:tab/> <text:s text:c="4"/>quyền write có giá trị là 2</text:p>
      <text:p text:style-name="P6"><text:tab/> <text:s text:c="4"/>quyền execute có giá trị là 1</text:p>
      <text:p text:style-name="P4"><text:span text:style-name="T19">+ </text:span><text:span text:style-name="T21">touch </text:span><text:span text:style-name="T12">tên_file </text:span><text:span text:style-name="T19">: tạo file trong thư mục hiện hành</text:span></text:p>
      <text:p text:style-name="P4"><text:span text:style-name="T19">+ </text:span><text:span text:style-name="T21">vi </text:span><text:span text:style-name="T12">tên_file </text:span><text:span text:style-name="T19">: chỉnh sửa file</text:span></text:p>
      <text:p text:style-name="P4"><text:span text:style-name="T19">+ </text:span><text:span text:style-name="T21">rm</text:span></text:p>
      <text:p text:style-name="P4"><text:span text:style-name="T19"><text:tab/></text:span><text:span text:style-name="T21">rm </text:span><text:span text:style-name="T12">tên_file </text:span><text:span text:style-name="T19">: xóa file trong thư mục hiện hành </text:span></text:p>
      <text:p text:style-name="P4"><text:span text:style-name="T19"><text:tab/></text:span><text:span text:style-name="T21">rm</text:span><text:span text:style-name="T19"> </text:span><text:span text:style-name="T21">-r</text:span><text:span text:style-name="T19"> </text:span><text:span text:style-name="T12">tên_thư_mục </text:span><text:span text:style-name="T19">: xóa thư mục trong thư mục hiện hành (không cần rỗng)</text:span></text:p>
      <text:p text:style-name="P4"><text:span text:style-name="T12">+ </text:span><text:span text:style-name="T21">find </text:span><text:span text:style-name="T12">đường_dẫn thuộc_tính_1 giá_trị_1 thuộc tính_2 giá_trị_2 … </text:span><text:span text:style-name="T19">: tìm file hoặc thư mục trong </text:span><text:span text:style-name="T12">đường_dẫn </text:span><text:span text:style-name="T19">đáp ứng được và trong cả các thư mục con của nó</text:span></text:p>
      <text:p text:style-name="P7"><text:tab/>-type</text:p>
      <text:p text:style-name="P7"><text:tab/><text:tab/>-d: là thư mục</text:p>
      <text:p text:style-name="P7"><text:tab/><text:tab/>-f : là file</text:p>
      <text:p text:style-name="P5"><text:span text:style-name="T19"><text:tab/>-name </text:span><text:span text:style-name="T12">tên</text:span><text:span text:style-name="T19"> : có tên là</text:span><text:span text:style-name="T12"> tên</text:span></text:p>
      <text:p text:style-name="P5"><text:soft-page-break/><text:span text:style-name="T12"><text:tab/></text:span><text:span text:style-name="T19">-maxdepth </text:span><text:span text:style-name="T12">số </text:span><text:span text:style-name="T19">: tìm với độ sâu là </text:span><text:span text:style-name="T12">số</text:span></text:p>
      <text:p text:style-name="P19">+ <text:span text:style-name="T22">head</text:span></text:p>
      <text:p text:style-name="P20"><text:tab/><text:span text:style-name="T22">head -n </text:span><text:span text:style-name="T27">số đường_dẫn </text:span><text:span text:style-name="T24">: in ra màn hình n dòng đầu tiên từ trên xuống của file <text:tab/>có đường dẫn là</text:span><text:span text:style-name="T27"> đường dẫn</text:span><text:span text:style-name="T3"> </text:span></text:p>
      <text:p text:style-name="P20"><text:span text:style-name="T3">+ </text:span><text:span text:style-name="T22">tail</text:span></text:p>
      <text:p text:style-name="P20"><text:span text:style-name="T22"><text:tab/>tail -n </text:span><text:span text:style-name="T27">số đường_dẫn </text:span><text:span text:style-name="T24">:</text:span><text:span text:style-name="T27"> i</text:span><text:span text:style-name="T24">n ra màn hình n dòng đầu tiên từ cuối lên của file có <text:tab/>đường dẫn là</text:span><text:span text:style-name="T27"> đường dẫn</text:span><text:span text:style-name="T3"> </text:span></text:p>
      <text:p text:style-name="P21"><text:span text:style-name="T1">+ </text:span><text:span text:style-name="T21">awk</text:span></text:p>
      <text:p text:style-name="P29"><text:span text:style-name="T21"><text:tab/>awk ‘</text:span><text:span text:style-name="T23">/</text:span>từ_tìm_kiếm<text:span text:style-name="T23">/ </text:span><text:span text:style-name="T26">{</text:span><text:span text:style-name="T23">if(</text:span>điều_kiện<text:span text:style-name="T23">) </text:span>câu_lệnh<text:span text:style-name="T23">}’ <text:s/></text:span>đường_dẫn<text:span text:style-name="T23">: làm việc với các hàng chứa </text:span>từ_tìm_kiếm<text:span text:style-name="T23"> trong file ở </text:span>đường_dẫn<text:span text:style-name="T23"> chia thành các trường, thực hiện </text:span>câu_lệnh<text:span text:style-name="T23"> khi thỏa mãn</text:span> điều_kiện </text:p>
      <text:p text:style-name="P21"><text:tab/><text:span text:style-name="T23">Ví dụ in ra màn hình những hàng có trường thứ 5 là 0</text:span></text:p>
      <text:p text:style-name="P21"><text:span text:style-name="T23"><text:tab/></text:span>điều_kiện <text:span text:style-name="T23">là trường thứ </text:span><text:span text:style-name="T25">5 = 0 ($5==0)</text:span></text:p>
      <text:p text:style-name="P21"><text:span text:style-name="T25"><text:tab/></text:span><text:span text:style-name="T28">câu_lệnh </text:span><text:span text:style-name="T25">là in ra màn hình (print)</text:span></text:p>
      <text:p text:style-name="P8"><text:tab/>=&gt; awk ‘{if($5==0) print}’</text:p>
      <text:p text:style-name="P22"><text:span text:style-name="T23">+ </text:span><text:span text:style-name="T21">ps </text:span><text:span text:style-name="T23">: in ra các tiến trình đang có trong hệ thống</text:span></text:p>
      <text:p text:style-name="P22"><text:span text:style-name="T23"><text:tab/></text:span><text:span text:style-name="T21">ps -r </text:span><text:span text:style-name="T23">: in ra tất cả các tiến trình đang chạy</text:span></text:p>
      <text:p text:style-name="P23"><text:span text:style-name="T23"><text:tab/></text:span><text:span text:style-name="T21">ps -a </text:span><text:span text:style-name="T23">: in ra tất cả các tiến trình đã được sinh ra</text:span></text:p>
      <text:p text:style-name="P23"><text:span text:style-name="T23"><text:tab/></text:span><text:span text:style-name="T21">ps -l </text:span><text:span text:style-name="T23">: in ra các tiến trình đang có trong hệ thống theo dạng các trường dài</text:span></text:p>
      <text:p text:style-name="P23"><text:span text:style-name="T23">+ </text:span><text:span text:style-name="T21">mail</text:span><text:span text:style-name="T23"> </text:span><text:span text:style-name="T21">-s </text:span><text:span text:style-name="T23">“Subject” </text:span>tên_người_nhận <text:span text:style-name="T23">: gửi mail đến người nhận</text:span></text:p>
      <text:p text:style-name="P9"><text:tab/>Lưu ý trước câu lệnh này phải có một nội dung được đọc ra màn hình</text:p>
      <text:p text:style-name="P9"><text:tab/>Ví dụ echo hello | mail -s “Subject” abcxyz <text:s/>thì sẽ gửi mail cho abcxyz với nội <text:tab/>dung mail là hello</text:p>
      <text:p text:style-name="P24"><text:span text:style-name="T23">+ </text:span><text:span text:style-name="T21">cmp </text:span>đường_dẫn_1 đường_dẫn_2 <text:span text:style-name="T23">: so sánh file ở </text:span>đường_dẫn_1<text:span text:style-name="T23"> và file ở </text:span>đường_dẫn_2</text:p>
      <text:p text:style-name="P25">+ <text:span text:style-name="T21">grep</text:span></text:p>
      <text:p text:style-name="P14"><text:tab/>grep <text:span text:style-name="T12">tùy_chọn_</text:span><text:span text:style-name="T14">1 tùy_chọn_2 …</text:span><text:span text:style-name="T11"> </text:span><text:span text:style-name="T12">từ_tìm_kiếm đường_dẫn</text:span> <text:span text:style-name="T4">: in ra màn hình <text:tab/>những hàng có tủy chọn phù hợp với từ tìm kiếm</text:span></text:p>
      <text:p text:style-name="P10"><text:tab/><text:tab/>- không có tùy chọn : in ra hàng chứa từ tìm kiếm</text:p>
      <text:p text:style-name="P11"><text:tab/><text:tab/>-v : in ra những hàng không chứa từ tìm kiếm</text:p>
      <text:p text:style-name="P15"><text:span text:style-name="T4"><text:tab/><text:tab/>-</text:span><text:span text:style-name="T6">c : đếm số lượng hàng chứa từ tìm kiếm</text:span></text:p>
      <text:p text:style-name="P12"><text:tab/><text:tab/>-w ; tìm chính xác từ tìm kiếm</text:p>
      <text:p text:style-name="P18">+ sed</text:p>
      <text:p text:style-name="P13"><text:s text:c="8"/><text:span text:style-name="T1"><text:s/>sed </text:span>‘s/<text:span text:style-name="T11">từ_muốn_thay_thế</text:span>/<text:span text:style-name="T11">từ_thay_thế</text:span>/’ <text:span text:style-name="T11">đường_dẫn </text:span>: thay thế trong file ở <text:s/><text:tab/><text:span text:style-name="T11">đường_dẫn từ_muốn_thay_thế </text:span>đầu tiên xuất hiện<text:span text:style-name="T11"> </text:span>thành<text:span text:style-name="T11"> từ_thay_thế.</text:span></text:p>
      <text:p text:style-name="P16"><text:span text:style-name="T6"><text:s text:c="9"/></text:span><text:span text:style-name="T29">sed </text:span><text:span text:style-name="T7">‘s/</text:span><text:span text:style-name="T15">từ_muốn_thay_thế</text:span><text:span text:style-name="T7">/</text:span><text:span text:style-name="T15">từ_thay_thế</text:span><text:span text:style-name="T7">/g’ </text:span><text:span text:style-name="T15">đường_dẫn </text:span><text:span text:style-name="T7">: thay thế trong file ở <text:s/><text:tab/></text:span><text:span text:style-name="T15">đường_dẫn </text:span><text:span text:style-name="T7">tất cả</text:span><text:span text:style-name="T15"> từ_muốn_thay_thế </text:span><text:span text:style-name="T7">thành</text:span><text:span text:style-name="T15"> từ_thay_thế.</text:span><text:span text:style-name="T6"><text:tab/></text:span><text:span text:style-name="T4"><text:tab/></text:span></text:p>
      <text:p text:style-name="P17"><text:tab/>sed <text:span text:style-name="T4">‘/</text:span><text:span text:style-name="T8">^$/d’ </text:span><text:span text:style-name="T15">đường_dẫn </text:span><text:span text:style-name="T7">: xóa các dòng trống trong file ở </text:span><text:span text:style-name="T15">đường_dẫn</text:span></text:p>
      <text:p text:style-name="P17"><text:span text:style-name="T15"><text:tab/></text:span><text:span text:style-name="T29">sed</text:span><text:span text:style-name="T15"> ‘</text:span><text:span text:style-name="T16">số</text:span><text:span text:style-name="T18">1</text:span><text:span text:style-name="T9">d;</text:span><text:span text:style-name="T16">số</text:span><text:span text:style-name="T18">2</text:span><text:span text:style-name="T9">d;..</text:span><text:span text:style-name="T16">số</text:span><text:span text:style-name="T18">n</text:span><text:span text:style-name="T9">d’ : xóa những dòng thứ 1, 2, .. n trong file ở <text:tab/></text:span><text:span text:style-name="T16">đường_dẫn</text:span></text:p>
      <text:p text:style-name="P17"><text:span text:style-name="T16"><text:tab/></text:span><text:span text:style-name="T36">sed -n</text:span><text:span text:style-name="T16"> </text:span><text:span text:style-name="T9">‘/</text:span><text:span text:style-name="T10">^</text:span><text:span text:style-name="T17">từ_bắt_đầu</text:span><text:span text:style-name="T10">/p’</text:span><text:span text:style-name="T17"> </text:span><text:span text:style-name="T10">đường_dẫn : xóa những dòng bắt đầu bằng <text:tab/></text:span><text:span text:style-name="T17">từ_bắt_đầu</text:span></text:p>
      <text:p text:style-name="P28"><text:span text:style-name="T34"><text:tab/></text:span><text:span text:style-name="T33">sed</text:span><text:span text:style-name="T35"> </text:span><text:span text:style-name="T30">‘/</text:span><text:span text:style-name="T31">^</text:span><text:span text:style-name="T34">từ</text:span><text:span text:style-name="T31">/</text:span><text:span text:style-name="T32">d</text:span><text:span text:style-name="T31">’</text:span><text:span text:style-name="T34"> </text:span><text:span text:style-name="T31">đường_dẫn : xóa những dòng </text:span><text:span text:style-name="T32">chứa</text:span><text:span text:style-name="T31"> </text:span><text:span text:style-name="T34">từ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8:37:28.274156952</meta:creation-date>
    <dc:date>2020-12-04T14:01:49.885846506</dc:date>
    <meta:editing-duration>PT8H51M50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2" meta:paragraph-count="70" meta:word-count="805" meta:character-count="3944" meta:non-whitespace-character-count="3034"/>
  </office:meta>
</office:document-meta>
</file>